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192F331C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004cm, 4.557cm, 11.544cm, 2.224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93cm" svg:height="22.199cm" svg:x="0.892cm" svg:y="2.492cm">
          <draw:image xlink:href="Pictures/10000000000005E8000007E0192F331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3-11T13:34:15.446050467</dc:date>
    <meta:editing-duration>PT3M34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